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sercizio di Remediation e Mitigazione di Minacce di Phishing</text:span></text:p>
      <text:p text:style-name="Text_20_body">In qualità di amministratore di sicurezza di un'azienda, ci troviamo di fronte a una campagna di phishing mirata contro i nostri dipendenti. Gli attaccanti inviano email fraudolente che sembrano provenire da fonti affidabili, con l'obiettivo di rubare informazioni sensibili o installare malware sui dispositivi aziendali. Questo tipo di attacco può compromettere gravemente la sicurezza dell'azienda, in quanto consente l'accesso a risorse critiche come credenziali di accesso e dati aziendali sensibili.</text:p>
      <text:p text:style-name="Text_20_body">Un attacco di phishing può avere diversi impatti sull'azienda. Prima di tutto, le credenziali aziendali potrebbero essere rubate, dando agli attaccanti l'accesso ai sistemi aziendali. Inoltre, i dati sensibili, come contratti o informazioni finanziarie, potrebbero essere sottratti, mettendo a rischio la privacy e la reputazione dell'azienda. L'infezione da malware potrebbe causare interruzioni operative e compromettere ulteriormente la produttività.</text:p>
      <text:p text:style-name="Text_20_body">Per rispondere adeguatamente a questo attacco, il primo passo consiste nell'identificare e bloccare le email fraudolente. L'implementazione di filtri anti-phishing avanzati, come SPF, DKIM e DMARC, è fondamentale per prevenire la ricezione di messaggi sospetti. Contestualmente, è necessario comunicare tempestivamente l'attacco ai dipendenti, informandoli sui segnali di phishing e sulle azioni da intraprendere, come non aprire allegati sospetti o cliccare su link non verificati.</text:p>
      <text:p text:style-name="Text_20_body">Un altro passo cruciale è la verifica e il monitoraggio dei sistemi aziendali per individuare eventuali compromissioni. È necessario eseguire scansioni per rilevare malware e monitorare i log di accesso per individuare accessi non autorizzati.</text:p>
      <text:p text:style-name="Text_20_body">Per implementare una remediation efficace, è essenziale dotarsi di soluzioni avanzate di sicurezza email che blocchino tempestivamente i tentativi di phishing. Inoltre, la formazione continua dei dipendenti è cruciale: dovranno essere sensibilizzati su come riconoscere le email di phishing e come segnalarle al dipartimento IT. Le policy aziendali dovranno essere aggiornate per garantire un uso sicuro delle email e delle credenziali sensibili.</text:p>
      <text:p text:style-name="Text_20_body">Nonostante queste misure, è fondamentale mitigare i rischi residui attraverso test di phishing simulati. Questi test permettono di verificare la preparazione dei dipendenti e migliorare continuamente la consapevolezza sul tema. Inoltre, l'introduzione di autenticazione a due fattori (2FA) per l'accesso ai sistemi aziendali sensibili contribuirà a ridurre significativamente i rischi di accesso non autorizzato. Infine, un programma regolare di aggiornamenti e patching dei sistemi garantirà che eventuali vulnerabilità siano rapidamente corrette.</text:p>
      <text:p text:style-name="Text_20_body">In conclusione, per proteggere l'azienda da minacce di phishing, è necessario adottare una strategia che combini tecnologia, formazione continua e politiche aziendali robuste. Un monitoraggio costante e l'adozione di misure preventive ridurranno il rischio di futuri attacch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6:41:53.740000000</meta:creation-date>
    <dc:date>2025-01-27T16:42:40.787000000</dc:date>
    <meta:editing-duration>PT48S</meta:editing-duration>
    <meta:editing-cycles>1</meta:editing-cycles>
    <meta:document-statistic meta:table-count="0" meta:image-count="0" meta:object-count="0" meta:page-count="1" meta:paragraph-count="8" meta:word-count="406" meta:character-count="3014" meta:non-whitespace-character-count="2616"/>
    <meta:generator>LibreOffice/24.8.4.2$Windows_X86_64 LibreOffice_project/bb3cfa12c7b1bf994ecc5649a80400d06cd71002</meta:generator>
  </office:meta>
</office:document-meta>
</file>